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, 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officeooo:rsid="00196c26" officeooo:paragraph-rsid="00196c26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style="normal" fo:font-weight="bold" officeooo:rsid="001cc5d0" officeooo:paragraph-rsid="001cc5d0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font-style="normal" fo:font-weight="normal" officeooo:rsid="001cc5d0" officeooo:paragraph-rsid="001cc5d0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1e274d" officeooo:paragraph-rsid="001e274d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196c26" officeooo:paragraph-rsid="00196c26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1e441d" officeooo:paragraph-rsid="001e441d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1pt" fo:font-weight="bold" officeooo:rsid="00200450" officeooo:paragraph-rsid="00200450" style:font-size-asian="11pt" style:font-weight-asian="bold" style:font-size-complex="11pt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Calibri" fo:font-size="11pt" fo:font-weight="bold" officeooo:rsid="00200450" officeooo:paragraph-rsid="00200450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font-size="11pt" fo:font-style="normal" fo:font-weight="normal" officeooo:rsid="001b6c4d" officeooo:paragraph-rsid="001b6c4d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Calibri" fo:font-size="11pt" fo:font-style="normal" fo:font-weight="normal" officeooo:rsid="001b6c4d" officeooo:paragraph-rsid="001b6c4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ibri" fo:font-size="11pt" fo:font-style="normal" fo:font-weight="normal" officeooo:rsid="001cc5d0" officeooo:paragraph-rsid="001cc5d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libri" fo:font-size="11pt" fo:font-style="normal" fo:font-weight="normal" officeooo:rsid="001cc5d0" officeooo:paragraph-rsid="001e274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Calibri" fo:font-size="11pt" fo:font-style="normal" fo:font-weight="normal" officeooo:rsid="001cc5d0" officeooo:paragraph-rsid="001cc5d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Calibri" fo:font-size="11pt" fo:font-style="normal" fo:font-weight="normal" officeooo:rsid="001e274d" officeooo:paragraph-rsid="001e274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Calibri" fo:font-size="11pt" fo:font-style="normal" fo:font-weight="normal" officeooo:rsid="001cc316" officeooo:paragraph-rsid="001e441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Calibri" fo:font-size="11pt" fo:font-style="normal" fo:font-weight="normal" officeooo:rsid="001c561d" officeooo:paragraph-rsid="001e441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Calibri" fo:font-size="11pt" fo:font-style="normal" fo:font-weight="bold" officeooo:rsid="001b8d38" officeooo:paragraph-rsid="001e441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441d" officeooo:paragraph-rsid="001e441d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1e274d" officeooo:paragraph-rsid="001e274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1e441d" officeooo:paragraph-rsid="001e441d" style:font-size-asian="11pt" style:font-weight-asian="bold" style:font-size-complex="11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e274d" officeooo:paragraph-rsid="001e274d"/>
    </style:style>
    <style:style style:name="P26" style:family="paragraph" style:parent-style-name="Standard" style:list-style-name="WWNum30">
      <style:text-properties style:font-name="Calibri" fo:font-size="11pt" officeooo:paragraph-rsid="001e441d" style:font-size-asian="11pt" style:font-size-complex="11pt"/>
    </style:style>
    <style:style style:name="P27" style:family="paragraph" style:parent-style-name="Standard">
      <style:text-properties style:font-name="Calibri" fo:font-size="11pt" style:text-underline-style="solid" style:text-underline-width="auto" style:text-underline-color="font-color" officeooo:paragraph-rsid="001e441d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29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30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00450" officeooo:paragraph-rsid="0023bb70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Calibri" fo:font-size="11pt" fo:font-weight="normal" officeooo:rsid="00200450" officeooo:paragraph-rsid="00200450" style:font-size-asian="11pt" style:font-weight-asian="normal" style:font-size-complex="11pt" style:font-weight-complex="normal"/>
    </style:style>
    <style:style style:name="P32" style:family="paragraph" style:parent-style-name="Standard" style:list-style-name="WWNum30">
      <style:paragraph-properties fo:text-align="start" style:justify-single-word="false"/>
      <style:text-properties style:font-name="Calibri" fo:font-size="11pt" fo:font-weight="normal" officeooo:rsid="00216a8c" officeooo:paragraph-rsid="00216a8c" style:font-size-asian="11pt" style:font-weight-asian="normal" style:font-size-complex="11pt" style:font-weight-complex="normal"/>
    </style:style>
    <style:style style:name="P33" style:family="paragraph" style:parent-style-name="Standard" style:list-style-name="WWNum30">
      <style:paragraph-properties fo:text-align="start" style:justify-single-word="false"/>
      <style:text-properties style:font-name="Calibri" fo:font-size="11pt" style:text-underline-style="none" fo:font-weight="normal" officeooo:rsid="00228ca9" officeooo:paragraph-rsid="00228ca9" style:font-size-asian="11pt" style:font-weight-asian="normal" style:font-size-complex="11pt" style:font-weight-complex="normal"/>
    </style:style>
    <style:style style:name="P34" style:family="paragraph" style:parent-style-name="Standard" style:list-style-name="WWNum30">
      <style:paragraph-properties fo:text-align="start" style:justify-single-word="false"/>
      <style:text-properties style:font-name="Calibri" fo:font-size="11pt" style:text-underline-style="none" fo:font-weight="normal" officeooo:rsid="0022ad7d" officeooo:paragraph-rsid="0022ad7d" style:font-size-asian="11pt" style:font-weight-asian="normal" style:font-size-complex="11pt" style:font-weight-complex="normal"/>
    </style:style>
    <style:style style:name="P35" style:family="paragraph" style:parent-style-name="Standard" style:list-style-name="WWNum30">
      <style:paragraph-properties fo:text-align="start" style:justify-single-word="false"/>
      <style:text-properties style:font-name="Calibri" fo:font-size="11pt" style:text-underline-style="none" fo:font-weight="bold" officeooo:rsid="0023299a" officeooo:paragraph-rsid="0023299a" style:font-size-asian="11pt" style:font-weight-asian="bold" style:font-size-complex="11pt" style:font-weight-complex="bold"/>
    </style:style>
    <style:style style:name="P36" style:family="paragraph" style:parent-style-name="Standard" style:list-style-name="WWNum30">
      <style:paragraph-properties fo:text-align="start" style:justify-single-word="false"/>
      <style:text-properties style:font-name="Calibri" fo:font-size="11pt" fo:font-style="italic" style:text-underline-style="none" fo:font-weight="normal" officeooo:rsid="0022ad7d" officeooo:paragraph-rsid="0022ad7d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 style:list-style-name="">
      <style:paragraph-properties fo:margin-left="1in" fo:margin-right="0in" fo:text-align="start" style:justify-single-word="false" fo:text-indent="0in" style:auto-text-indent="false"/>
      <style:text-properties style:font-name="Calibri" fo:font-size="11pt" fo:font-style="normal" fo:font-weight="normal" officeooo:rsid="001c561d" officeooo:paragraph-rsid="001e441d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Calibri" fo:font-size="11pt" fo:font-weight="bold" officeooo:rsid="00196c26" officeooo:paragraph-rsid="00196c26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7d8a" style:font-weight-asian="normal" style:font-weight-complex="normal"/>
    </style:style>
    <style:style style:name="T3" style:family="text">
      <style:text-properties fo:font-weight="normal" officeooo:rsid="001c561d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Monospace" fo:font-size="10pt" fo:background-color="#e8f2fe" loext:char-shading-value="0" style:font-size-asian="10pt"/>
    </style:style>
    <style:style style:name="T7" style:family="text">
      <style:text-properties fo:color="#7f0055" style:font-name="Monospace" fo:font-size="10pt" fo:background-color="#e8f2fe" loext:char-shading-value="0" style:font-size-asian="10pt"/>
    </style:style>
    <style:style style:name="T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1e274d" style:font-size-asian="11pt" style:font-weight-asian="normal" style:font-size-complex="11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e441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3bb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lang data processing</text:p>
      <text:p text:style-name="P1"/>
      <text:p text:style-name="P23">Preprocessing strategy</text:p>
      <text:list xml:id="list2418960058271166987" text:style-name="L1">
        <text:list-item>
          <text:p text:style-name="P6">Process <text:span text:style-name="T11">raw data</text:span> with Harish code →<text:span text:style-name="T11"> txt file</text:span></text:p>
        </text:list-item>
        <text:list-item>
          <text:p text:style-name="P8">Process txt file to fit Telang input format</text:p>
        </text:list-item>
        <text:list-item>
          <text:p text:style-name="P25"><text:span text:style-name="T9">T</text:span><text:span text:style-name="T8">ransform txt file to GridData hashmap with Telang code</text:span></text:p>
        </text:list-item>
      </text:list>
      <text:p text:style-name="P3"/>
      <text:p text:style-name="P27"><text:span text:style-name="T10">Preprocessing for Telang experiment</text:span></text:p>
      <text:list xml:id="list7469406799359078861" text:style-name="WWNum30">
        <text:list-item>
          <text:p text:style-name="P26"><text:span text:style-name="T1">Raw input : taxi_88 something → 1 line = 1 trip</text:span></text:p>
        </text:list-item>
        <text:list-item>
          <text:p text:style-name="P26"><text:span text:style-name="T1">Harish preprocessing with Java</text:span></text:p>
          <text:list>
            <text:list-item>
              <text:p text:style-name="P26"><text:span text:style-name="T1">input : taxi_88</text:span></text:p>
            </text:list-item>
            <text:list-item>
              <text:p text:style-name="P26"><text:span text:style-name="T1">output</text:span></text:p>
              <text:list>
                <text:list-item>
                  <text:p text:style-name="P26"><text:span text:style-name="T1">text file with grid data : rowid-colid / long / lat / datetime / #pickups</text:span></text:p>
                </text:list-item>
                <text:list-item>
                  <text:p text:style-name="P26"><text:span text:style-name="T1">long/lat are coordinates of the </text:span><text:span text:style-name="T10">CENTER</text:span><text:span text:style-name="T1"> of grid cell</text:span></text:p>
                </text:list-item>
              </text:list>
            </text:list-item>
          </text:list>
        </text:list-item>
        <text:list-item>
          <text:p text:style-name="P26"><text:span text:style-name="T1">Intermediate preprocessing</text:span></text:p>
          <text:list>
            <text:list-item>
              <text:p text:style-name="P26"><text:span text:style-name="T1">Convert datetime to time_interval</text:span></text:p>
            </text:list-item>
          </text:list>
        </text:list-item>
        <text:list-item>
          <text:p text:style-name="P26"><text:span text:style-name="T1">Telang preprocessing</text:span></text:p>
          <text:list>
            <text:list-item>
              <text:p text:style-name="P26"><text:span text:style-name="T1">input : txt file → line : long / lat / temp_year0 / temp_year1 / … / temp_yearN</text:span></text:p>
            </text:list-item>
            <text:list-item>
              <text:p text:style-name="P26"><text:span text:style-name="T1">output : GridData </text:span></text:p>
            </text:list-item>
          </text:list>
        </text:list-item>
      </text:list>
      <text:p text:style-name="P37">→ Hashmap with key = time_id*ncols*nrows + row_id*ncols + col_id</text:p>
      <text:p text:style-name="P3"/>
      <text:p text:style-name="P11">1. Harish processing</text:p>
      <text:list xml:id="list201445231922191" text:continue-numbering="true" text:style-name="WWNum30">
        <text:list-item>
          <text:p text:style-name="P30">input: <text:span text:style-name="T14">/san_share/share/harish/rawdata/unif_trips_88.bin</text:span></text:p>
        </text:list-item>
        <text:list-item>
          <text:p text:style-name="P29">output: text files scalar-YYYY-MM-DD-HH.txt</text:p>
          <text:list>
            <text:list-item>
              <text:p text:style-name="P29">1 col</text:p>
            </text:list-item>
            <text:list-item>
              <text:p text:style-name="P29">counts pickups in <text:span text:style-name="T10">COL OR ROW</text:span> major order</text:p>
            </text:list-item>
          </text:list>
        </text:list-item>
        <text:list-item>
          <text:p text:style-name="P29">parameters</text:p>
          <text:list>
            <text:list-item>
              <text:p text:style-name="P32">grid bounds space</text:p>
            </text:list-item>
            <text:list-item>
              <text:p text:style-name="P29">grid size</text:p>
            </text:list-item>
            <text:list-item>
              <text:p text:style-name="P29">time resolutions</text:p>
            </text:list-item>
            <text:list-item>
              <text:p text:style-name="P29">filter spatial resolution → DO NOT TOUCH to have the same as SaTScan and Topology</text:p>
            </text:list-item>
          </text:list>
        </text:list-item>
        <text:list-item>
          <text:p text:style-name="P29">principal features</text:p>
          <text:list>
            <text:list-item>
              <text:p text:style-name="P29">filter considers polygon around <text:span text:style-name="T12">center of grid cell</text:span></text:p>
            </text:list-item>
            <text:list-item>
              <text:p text:style-name="P33">troncate to the last entire grid cell included in bounded region</text:p>
            </text:list-item>
          </text:list>
        </text:list-item>
        <text:list-item>
          <text:p text:style-name="P34">Functions</text:p>
          <text:list>
            <text:list-item>
              <text:p text:style-name="P34">GridIndex.java</text:p>
              <text:list>
                <text:list-item>
                  <text:p text:style-name="P34"><text:span text:style-name="T5">GridIndex(xsize,ysize)</text:span>: creates an empty grid of xsize cols and ysize rows</text:p>
                  <text:list>
                    <text:list-item>
                      <text:p text:style-name="P35">CHECK</text:p>
                    </text:list-item>
                  </text:list>
                </text:list-item>
                <text:list-item>
                  <text:p text:style-name="P36">buildGrid(polygons)<text:span text:style-name="T13">: </text:span></text:p>
                </text:list-item>
              </text:list>
            </text:list-item>
          </text:list>
        </text:list-item>
      </text:list>
      <text:p text:style-name="P28"/>
      <text:p text:style-name="P28"><text:span text:style-name="T10">2. Intermediate processing</text:span></text:p>
      <text:list xml:id="list8635170154542170707" text:style-name="L6">
        <text:list-item>
          <text:p text:style-name="P31">input: multiple Harish txt files</text:p>
        </text:list-item>
        <text:list-item>
          <text:p text:style-name="P31">output: single txt file: RRRCCC / time_interval / count</text:p>
        </text:list-item>
      </text:list>
      <text:p text:style-name="P3"/>
      <text:p text:style-name="P11">3. Telang processing</text:p>
      <text:list xml:id="list6777443810184879700" text:style-name="L7">
        <text:list-item>
          <text:p text:style-name="P12"><text:span text:style-name="T1">read single txt file and uses fillGridData → hashmap</text:span></text:p>
        </text:list-item>
      </text:list>
      <text:p text:style-name="P38"/>
      <text:p text:style-name="P3"/>
      <text:p text:style-name="P22">Data parameters</text:p>
      <text:list xml:id="list6201520660778774476" text:style-name="L4">
        <text:list-item>
          <text:p text:style-name="P21"><text:soft-page-break/><text:span text:style-name="T3">Space precision: s</text:span><text:span text:style-name="T1">tart with low resolution → 800x800m</text:span></text:p>
          <text:list>
            <text:list-item>
              <text:p text:style-name="P19">Other interesting resolutions: 200m, 100m, 50m, 20m</text:p>
            </text:list-item>
          </text:list>
        </text:list-item>
        <text:list-item>
          <text:p text:style-name="P20">Time precision</text:p>
          <text:list>
            <text:list-item>
              <text:p text:style-name="P20">15min would be recommended // all traffic ED papers</text:p>
            </text:list-item>
            <text:list-item>
              <text:p text:style-name="P20">1hour can be used first</text:p>
            </text:list-item>
            <text:list-item>
              <text:p text:style-name="P20">SaTScan / Fabio data → DAY precision → Useless</text:p>
            </text:list-item>
          </text:list>
        </text:list-item>
      </text:list>
      <text:p text:style-name="P38"/>
      <text:p text:style-name="P3"/>
      <text:p text:style-name="P24">Telang Processing functions</text:p>
      <text:p text:style-name="P3"/>
      <text:p text:style-name="P3">GridData</text:p>
      <text:list xml:id="list7149393850813822088" text:style-name="L2">
        <text:list-item>
          <text:p text:style-name="P7">Process time? Need successive interval numbers → start with 0 on the month of data studied</text:p>
        </text:list-item>
        <text:list-item>
          <text:p text:style-name="P7">Formula = hour + 24*day → only valid on october</text:p>
        </text:list-item>
        <text:list-item>
          <text:p text:style-name="P7">Check to re-use processing for SaTScan arbitrary time measure</text:p>
        </text:list-item>
        <text:list-item>
          <text:p text:style-name="P9"><text:span text:style-name="T1">Interval / row / col / </text:span><text:span text:style-name="T2">value</text:span><text:span text:style-name="T1"> bias = 0 </text:span><text:span text:style-name="T4">check interval in satscan interval preprocessing</text:span></text:p>
        </text:list-item>
        <text:list-item>
          <text:p text:style-name="P13">Parameters</text:p>
          <text:list>
            <text:list-item>
              <text:p text:style-name="P13">GridData(#intervals = ??, #rows = ??, #cols = ??)</text:p>
            </text:list-item>
          </text:list>
        </text:list-item>
        <text:list-item>
          <text:p text:style-name="P13">Rewrite parser.fillGridData(grid)</text:p>
        </text:list-item>
        <text:list-item>
          <text:p text:style-name="P15">parser.fillGridData function</text:p>
          <text:list>
            <text:list-item>
              <text:p text:style-name="P16">input</text:p>
              <text:list>
                <text:list-item>
                  <text:p text:style-name="P18">txt file: long / lat / temp_year0 / temps_year1/ … / temp_yearN</text:p>
                </text:list-item>
                <text:list-item>
                  <text:p text:style-name="P18">empty grid</text:p>
                </text:list-item>
              </text:list>
            </text:list-item>
            <text:list-item>
              <text:p text:style-name="P15">output: HashMap with key and value associated to the cell designated</text:p>
            </text:list-item>
            <text:list-item>
              <text:p text:style-name="P18"><text:span text:style-name="T5">grid.setValue(int, row, col, temp)</text:span> → sets the value <text:span text:style-name="T5">temp</text:span> to the hashkey <text:span text:style-name="T5">int*nrows*ncols + row*ncols + col</text:span></text:p>
            </text:list-item>
            <text:list-item>
              <text:p text:style-name="P18">Cols / rows index ???</text:p>
            </text:list-item>
          </text:list>
        </text:list-item>
      </text:list>
      <text:p text:style-name="P5"/>
      <text:p text:style-name="P4">InputFileParser.java</text:p>
      <text:list xml:id="list5129592518055326660" text:style-name="L3">
        <text:list-item>
          <text:p text:style-name="P17">InputFileParser(inputfile, rowBias, colBias, valueBias)</text:p>
        </text:list-item>
        <text:list-item>
          <text:p text:style-name="P17">initialize(inputfile)</text:p>
          <text:list>
            <text:list-item>
              <text:p text:style-name="P17"><text:span text:style-name="T6">reader = </text:span><text:span text:style-name="T7">new</text:span><text:span text:style-name="T6"> BufferedReader(</text:span><text:span text:style-name="T7">new</text:span><text:span text:style-name="T6"> InputStreamReader(</text:span><text:span text:style-name="T7">new</text:span><text:span text:style-name="T6"> FileInputStream(fileName)))</text:span></text:p>
            </text:list-item>
            <text:list-item>
              <text:p text:style-name="P14">?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, 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638" style:display-name="ListLabel 2638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639" style:display-name="ListLabel 2639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640" style:display-name="ListLabel 2640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641" style:display-name="ListLabel 2641" style:family="text">
      <style:text-properties style:font-name-complex="OpenSymbol2" style:font-family-complex="OpenSymbol" style:font-family-generic-complex="system" style:font-pitch-complex="variable"/>
    </style:style>
    <style:style style:name="ListLabel_20_2642" style:display-name="ListLabel 2642" style:family="text">
      <style:text-properties style:font-name-complex="OpenSymbol2" style:font-family-complex="OpenSymbol" style:font-family-generic-complex="system" style:font-pitch-complex="variable"/>
    </style:style>
    <style:style style:name="ListLabel_20_2643" style:display-name="ListLabel 2643" style:family="text">
      <style:text-properties style:font-name-complex="OpenSymbol2" style:font-family-complex="OpenSymbol" style:font-family-generic-complex="system" style:font-pitch-complex="variable"/>
    </style:style>
    <style:style style:name="ListLabel_20_2644" style:display-name="ListLabel 2644" style:family="text">
      <style:text-properties style:font-name-complex="OpenSymbol2" style:font-family-complex="OpenSymbol" style:font-family-generic-complex="system" style:font-pitch-complex="variable"/>
    </style:style>
    <style:style style:name="ListLabel_20_2645" style:display-name="ListLabel 2645" style:family="text">
      <style:text-properties style:font-name-complex="OpenSymbol2" style:font-family-complex="OpenSymbol" style:font-family-generic-complex="system" style:font-pitch-complex="variable"/>
    </style:style>
    <style:style style:name="ListLabel_20_2646" style:display-name="ListLabel 264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0">
      <text:list-level-style-bullet text:level="1" text:style-name="ListLabel_20_263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64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64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64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64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64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4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64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7:01:41.059712796</meta:creation-date>
    <dc:date>2016-08-09T20:14:43.218242427</dc:date>
    <meta:editing-duration>PT2H34M3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2" meta:paragraph-count="69" meta:word-count="454" meta:character-count="2625" meta:non-whitespace-character-count="2296"/>
  </office:meta>
</office:document-meta>
</file>